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9fd34"/>
    </style:style>
    <style:style style:name="P2" style:family="paragraph" style:parent-style-name="Standard">
      <style:text-properties officeooo:paragraph-rsid="001ab28a"/>
    </style:style>
    <style:style style:name="P3" style:family="paragraph" style:parent-style-name="Standard">
      <style:text-properties officeooo:paragraph-rsid="001b8187"/>
    </style:style>
    <style:style style:name="P4" style:family="paragraph" style:parent-style-name="Standard">
      <style:text-properties officeooo:paragraph-rsid="001c8841"/>
    </style:style>
    <style:style style:name="P5" style:family="paragraph" style:parent-style-name="Standard">
      <style:text-properties officeooo:paragraph-rsid="001e5a5b"/>
    </style:style>
    <style:style style:name="P6" style:family="paragraph" style:parent-style-name="Standard">
      <style:text-properties officeooo:paragraph-rsid="001e8947"/>
    </style:style>
    <style:style style:name="P7" style:family="paragraph" style:parent-style-name="Standard">
      <style:text-properties fo:font-weight="bold" officeooo:paragraph-rsid="001e8947" style:font-weight-asian="bold" style:font-weight-complex="bold"/>
    </style:style>
    <style:style style:name="P8" style:family="paragraph" style:parent-style-name="Standard">
      <style:text-properties fo:font-weight="bold" officeooo:paragraph-rsid="001ec914" style:font-weight-asian="bold" style:font-weight-complex="bold"/>
    </style:style>
    <style:style style:name="P9" style:family="paragraph" style:parent-style-name="Standard">
      <style:text-properties fo:font-weight="bold" officeooo:paragraph-rsid="001e5a5b" style:font-weight-asian="bold" style:font-weight-complex="bold"/>
    </style:style>
    <style:style style:name="P10" style:family="paragraph" style:parent-style-name="Standard">
      <style:text-properties fo:font-weight="bold" officeooo:paragraph-rsid="001ee1a7" style:font-weight-asian="bold" style:font-weight-complex="bold"/>
    </style:style>
    <style:style style:name="P11" style:family="paragraph" style:parent-style-name="Standard">
      <style:text-properties officeooo:paragraph-rsid="001ec914"/>
    </style:style>
    <style:style style:name="P12" style:family="paragraph" style:parent-style-name="Standard">
      <style:text-properties fo:font-weight="normal" officeooo:paragraph-rsid="001ee1a7" style:font-weight-asian="normal" style:font-weight-complex="normal"/>
    </style:style>
    <style:style style:name="T1" style:family="text">
      <style:text-properties officeooo:rsid="0019fd34"/>
    </style:style>
    <style:style style:name="T2" style:family="text">
      <style:text-properties officeooo:rsid="001ab28a"/>
    </style:style>
    <style:style style:name="T3" style:family="text">
      <style:text-properties officeooo:rsid="001b8187"/>
    </style:style>
    <style:style style:name="T4" style:family="text">
      <style:text-properties officeooo:rsid="001c8841"/>
    </style:style>
    <style:style style:name="T5" style:family="text">
      <style:text-properties officeooo:rsid="001e5a5b"/>
    </style:style>
    <style:style style:name="T6" style:family="text">
      <style:text-properties officeooo:rsid="001e8947"/>
    </style:style>
    <style:style style:name="T7" style:family="text">
      <style:text-properties officeooo:rsid="001ec914"/>
    </style:style>
    <style:style style:name="T8" style:family="text">
      <style:text-properties officeooo:rsid="001ee1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ocial reward requires coordinated activity of nuceus accumbensoxitocin and serotonin</text:span></text:p>
      <text:p text:style-name="P1"><text:span text:style-name="T1"/></text:p>
      <text:p text:style-name="P1"><text:span text:style-name="T1">el refuerzo para la interacción social adaptativa es altamente requeriada, dado que la persistencia evolutiva d</text:span><text:span text:style-name="T2">epende</text:span><text:span text:style-name="T1"> de este comportamiento. </text:span></text:p>
      <text:p text:style-name="P2"><text:span text:style-name="T2">Demostraron que la Oxitocina en ratones actua como señal de refuerzo dentro del Nucleus Accumbens</text:span><text:span text:style-name="T3">(NAc)</text:span><text:span text:style-name="T2">, </text:span><text:span text:style-name="T3">donde este produce una expresión presinaptica de depresión a largo plazo de la transmisión sináptica exitatoria en el Medium spiny neurons. </text:span></text:p>
      <text:p text:style-name="P2"><text:span text:style-name="T3"/></text:p>
      <text:p text:style-name="P3"><text:span text:style-name="T3">Aunque el Nac recive entrada de oxytocin-receptor-containing desde varias regiones del cerebro, la eliminación de estos receptores, desde el dorsal raphe nucleus que provee inervaciones serotonergicas al Nac, elimina las propiedades de refuerzo en la interacción social. </text:span><text:span text:style-name="T4">Sin embargo, la plasticidad sinápticca por oxytocin-induced <text:s/>requiere de la activación del receptor 5-HT1B del Nac, el bloqueo de estos previene el recompensa social.</text:span></text:p>
      <text:p text:style-name="P3"><text:span text:style-name="T4"/></text:p>
      <text:p text:style-name="P4"><text:span text:style-name="T4">Los resultados demuestras que las propiedades de refuerzo en la <text:s/>interacción social requieren de actividad coordinada entre la oxytocin <text:s/>y el 5-HT en el Nac.</text:span></text:p>
      <text:p text:style-name="P4"><text:span text:style-name="T4"/></text:p>
      <text:p text:style-name="P5"><text:span text:style-name="T5">OT ha sido relacionado con comportamiento sociales en animales y humanos. La eliminación de OT y OTR en ratones han mostras un número de deficits en sus comportamientos (</text:span><text:span text:style-name="T6">perdida de memoria, anciedad, stress, agresibilidad</text:span><text:span text:style-name="T5">)</text:span></text:p>
      <text:p text:style-name="P5"><text:span text:style-name="T5"/></text:p>
      <text:p text:style-name="P5"><text:span text:style-name="T5">Utilizan CCP (conditioned place preference) </text:span><text:span text:style-name="T6">para probar las propiedades de recompensa en interacciones sociales.</text:span></text:p>
      <text:p text:style-name="P5"><text:span text:style-name="T6"/></text:p>
      <text:p text:style-name="P7"><text:span text:style-name="T6">Social reward requires oxytocin</text:span></text:p>
      <text:p text:style-name="P6"><text:span text:style-name="T6">Experimento de CCP con una solucion salina y otras con antagonistas de OTR.</text:span></text:p>
      <text:p text:style-name="P5"><text:span text:style-name="T5">Elevan la expresión de OTR (receptores de oxitosina) en el Nac (punto clave en el circuito de refuerzo del mesocorticolimbic, MCL).</text:span></text:p>
      <text:p text:style-name="P5"><text:span text:style-name="T5"/></text:p>
      <text:p text:style-name="P8"><text:span text:style-name="T7">Oxyticin induces presynaptic LTD in Nac MSNs</text:span></text:p>
      <text:p text:style-name="P11"><text:span text:style-name="T7">Estudiaron el rol de la OT en el NAc observando la corriente postsináptica excitatoria (EPSCs) desde el NAc hasta el madium spiny neuron (MSNs). Estudiaron que el OT causa LTD en EPSC.</text:span></text:p>
      <text:p text:style-name="P11"><text:span text:style-name="T7">Confirman la hipotesis de que la interacción social provoca o estimula la generación de <text:s/>OT-LTD .</text:span></text:p>
      <text:p text:style-name="P5"><text:span text:style-name="T5"/></text:p>
      <text:p text:style-name="P10"><text:span text:style-name="T8">Social reward requires presynaptic OTRs in NAc.</text:span></text:p>
      <text:p text:style-name="P12"><text:span text:style-name="T8">Demuestran que son necesarios los OTRs para CPP social.</text:span></text:p>
      <text:p text:style-name="P12"><text:span text:style-name="T8"/></text:p>
      <text:p text:style-name="P10"><text:span text:style-name="T8">Social CPP and LTD requires dorsal raphe inputs end 5HT1B receptors</text:span></text:p>
      <text:p text:style-name="P12"><text:span text:style-name="T8"/></text:p>
      <text:p text:style-name="P12"><text:span text:style-name="T8"/></text:p>
      <text:p text:style-name="P9"><text:span text:style-name="T5"/></text:p>
      <text:p text:style-name="P9"><text:span text:style-name="T5"/></text:p>
      <text:p text:style-name="P5"><text:span text:style-name="T5">Ratones de prad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lew </meta:initial-creator>
    <meta:creation-date>2013-12-20T14:43:04</meta:creation-date>
    <dc:date>2013-12-20T16:45:13</dc:date>
    <dc:creator>sergiolew </dc:creator>
    <meta:editing-duration>PT1H16M39S</meta:editing-duration>
    <meta:editing-cycles>2</meta:editing-cycles>
    <meta:generator>LibreOffice/4.0.2.2$Linux_X86_64 LibreOffice_project/400m0$Build-2</meta:generator>
    <meta:document-statistic meta:table-count="0" meta:image-count="0" meta:object-count="0" meta:page-count="1" meta:paragraph-count="17" meta:word-count="322" meta:character-count="2148" meta:non-whitespace-character-count="1837"/>
  </office:meta>
</office:document-meta>
</file>